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0000002409E0F84E16EF37302.png" manifest:media-type="image/png"/>
  <manifest:file-entry manifest:full-path="Pictures/10000000000001D8000000CEC318FFDFA7ACD790.jpg" manifest:media-type="image/jpeg"/>
  <manifest:file-entry manifest:full-path="Pictures/100002000000010C000000C17AF960B77B9556CD.png" manifest:media-type="image/png"/>
  <manifest:file-entry manifest:full-path="Pictures/10000000000003240000011CAC6B467F9C91415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erpetua Titling MT" svg:font-family="'Perpetua Titling M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language="es" fo:country="ES" style:font-size-asian="16pt" style:font-name-complex="Arial1" style:font-size-complex="16pt"/>
    </style:style>
    <style:style style:name="P6" style:family="paragraph" style:parent-style-name="Standard">
      <style:text-properties fo:font-size="16pt" fo:language="es" fo:country="ES" style:font-size-asian="16pt" style:font-name-complex="Arial1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fo:language="es" fo:country="ES" style:font-size-asian="16pt" style:font-name-complex="Arial1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fo:language="es" fo:country="ES" style:font-size-asian="16pt" style:font-name-complex="Arial1" style:font-size-complex="16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rsid="0013ba8f" officeooo:paragraph-rsid="0013ba8f"/>
    </style:style>
    <style:style style:name="P12" style:family="paragraph" style:parent-style-name="Standard">
      <style:paragraph-properties fo:text-align="center" style:justify-single-word="false"/>
      <style:text-properties officeooo:rsid="0013ba8f" officeooo:paragraph-rsid="0013ba8f"/>
    </style:style>
    <style:style style:name="P13" style:family="paragraph" style:parent-style-name="Standard">
      <style:paragraph-properties fo:text-align="center" style:justify-single-word="false"/>
      <style:text-properties officeooo:rsid="00159c2a" officeooo:paragraph-rsid="00159c2a"/>
    </style:style>
    <style:style style:name="P14" style:family="paragraph" style:parent-style-name="Standard">
      <style:paragraph-properties fo:margin-left="0.3937in" fo:margin-right="0.3929in" fo:text-align="center" style:justify-single-word="false" fo:text-indent="0in" style:auto-text-indent="false"/>
      <style:text-properties officeooo:paragraph-rsid="0013ba8f"/>
    </style:style>
    <style:style style:name="P15" style:family="paragraph" style:parent-style-name="Standard">
      <style:paragraph-properties fo:break-before="page"/>
      <style:text-properties fo:font-size="16pt" fo:language="es" fo:country="ES" style:font-size-asian="16pt" style:font-name-complex="Arial1" style:font-size-complex="16pt"/>
    </style:style>
    <style:style style:name="P16" style:family="paragraph" style:parent-style-name="Standard">
      <style:paragraph-properties fo:break-before="page"/>
      <style:text-properties fo:language="es" fo:country="ES"/>
    </style:style>
    <style:style style:name="P17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18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language="es" fo:country="ES"/>
    </style:style>
    <style:style style:name="P19" style:family="paragraph" style:parent-style-name="Standard">
      <style:paragraph-properties fo:margin-left="0in" fo:margin-right="0.3929in" fo:text-align="justify" style:justify-single-word="false" fo:text-indent="0in" style:auto-text-indent="false"/>
      <style:text-properties fo:font-size="9pt" fo:language="es" fo:country="ES" style:font-size-asian="9pt" style:font-size-complex="9pt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Heading_20_1" style:list-style-name="WWNum4">
      <style:paragraph-properties fo:break-before="page" fo:padding-left="0in" fo:padding-right="0in" fo:padding-top="0in" fo:padding-bottom="0.0138in" fo:border-left="none" fo:border-right="none" fo:border-top="none" fo:border-bottom="0.51pt solid #000000"/>
    </style:style>
    <style:style style:name="P22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text-align="end" style:justify-single-word="false"/>
    </style:style>
    <style:style style:name="P24" style:family="paragraph" style:parent-style-name="Header">
      <style:paragraph-properties fo:text-align="center" style:justify-single-word="false"/>
      <style:text-properties style:font-name="Perpetua Titling MT" style:language-asian="es" style:country-asian="ES"/>
    </style:style>
    <style:style style:name="P25" style:family="paragraph" style:parent-style-name="Header">
      <style:paragraph-properties fo:line-height="150%" fo:text-align="center" style:justify-single-word="false"/>
    </style:style>
    <style:style style:name="P26" style:family="paragraph" style:parent-style-name="Header">
      <style:paragraph-properties fo:line-height="150%" fo:text-align="center" style:justify-single-word="false"/>
      <style:text-properties fo:color="#404040" style:font-name="Times New Roman" fo:font-size="12pt" fo:letter-spacing="0.0138in" fo:language="es" fo:country="ES" style:font-size-asian="12pt" style:language-asian="es" style:country-asian="ES" style:font-name-complex="Times New Roman1" style:font-size-complex="12pt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29" style:family="paragraph" style:parent-style-name="Title">
      <style:paragraph-properties fo:text-align="end" style:justify-single-word="false"/>
    </style:style>
    <style:style style:name="P30" style:family="paragraph" style:parent-style-name="Title">
      <style:paragraph-properties fo:text-align="end" style:justify-single-word="false" fo:break-before="page"/>
      <style:text-properties style:font-name="Georgia" fo:language="es" fo:country="ES" style:font-name-complex="Georgia1"/>
    </style:style>
    <style:style style:name="P31" style:family="paragraph" style:parent-style-name="Title">
      <style:paragraph-properties fo:text-align="end" style:justify-single-word="false" fo:break-before="page"/>
      <style:text-properties officeooo:rsid="0013ba8f" officeooo:paragraph-rsid="0013ba8f"/>
    </style:style>
    <style:style style:name="P32" style:family="paragraph" style:parent-style-name="Footer">
      <style:paragraph-properties fo:margin-top="0.1945in" fo:margin-bottom="0in" loext:contextual-spacing="false" style:line-height-at-least="0.1665in"/>
    </style:style>
    <style:style style:name="P33" style:family="paragraph" style:parent-style-name="Footer">
      <style:paragraph-properties fo:margin-top="0.1945in" fo:margin-bottom="0in" loext:contextual-spacing="false" style:line-height-at-least="0.1665in" fo:text-align="end" style:justify-single-word="false"/>
    </style:style>
    <style:style style:name="T1" style:family="text">
      <style:text-properties fo:color="#000000" fo:font-size="19pt" fo:language="es" fo:country="ES" fo:font-weight="bold" officeooo:rsid="0013ba8f" style:font-size-asian="19pt" style:font-weight-asian="bold" style:font-size-complex="19pt"/>
    </style:style>
    <style:style style:name="T2" style:family="text">
      <style:text-properties fo:font-size="14pt" fo:language="es" fo:country="ES" style:font-size-asian="14pt" style:font-name-complex="Arial1" style:font-size-complex="14pt"/>
    </style:style>
    <style:style style:name="T3" style:family="text">
      <style:text-properties fo:font-size="14pt" fo:language="es" fo:country="ES" officeooo:rsid="0013ba8f" style:font-size-asian="14pt" style:font-name-complex="Arial1" style:font-size-complex="14pt"/>
    </style:style>
    <style:style style:name="T4" style:family="text">
      <style:text-properties fo:font-size="14pt" fo:language="es" fo:country="ES" officeooo:rsid="00159c2a" style:font-size-asian="14pt" style:font-name-complex="Arial1" style:font-size-complex="14pt"/>
    </style:style>
    <style:style style:name="T5" style:family="text">
      <style:text-properties fo:font-size="14pt" fo:language="es" fo:country="ES" fo:font-weight="bold" style:font-size-asian="14pt" style:font-weight-asian="bold" style:font-name-complex="Arial1" style:font-size-complex="14pt"/>
    </style:style>
    <style:style style:name="T6" style:family="text">
      <style:text-properties fo:font-size="14pt" fo:language="es" fo:country="ES" fo:font-weight="bold" officeooo:rsid="0013ba8f" style:font-size-asian="14pt" style:font-weight-asian="bold" style:font-name-complex="Arial1" style:font-size-complex="14pt"/>
    </style:style>
    <style:style style:name="T7" style:family="text">
      <style:text-properties fo:color="#404040" style:font-name="Times New Roman" fo:font-size="16pt" fo:letter-spacing="0.0138in" fo:language="es" fo:country="ES" fo:font-weight="bold" style:font-size-asian="16pt" style:language-asian="es" style:country-asian="ES" style:font-weight-asian="bold" style:font-name-complex="Times New Roman1" style:font-size-complex="16pt"/>
    </style:style>
    <style:style style:name="T8" style:family="text">
      <style:text-properties fo:color="#404040" style:font-name="Times New Roman" fo:font-size="16pt" fo:letter-spacing="0.0138in" fo:language="es" fo:country="ES" style:font-size-asian="16pt" style:language-asian="es" style:country-asian="ES" style:font-name-complex="Times New Roman1" style:font-size-complex="16pt"/>
    </style:style>
    <style:style style:name="T9" style:family="text">
      <style:text-properties fo:color="#404040" style:font-name="Times New Roman" fo:font-size="12pt" fo:letter-spacing="0.0138in" fo:language="es" fo:country="ES" fo:font-weight="bold" style:font-size-asian="12pt" style:language-asian="es" style:country-asian="ES" style:font-weight-asian="bold" style:font-name-complex="Arial1" style:font-size-complex="12pt"/>
    </style:style>
    <style:style style:name="T10" style:family="text">
      <style:text-properties style:font-name="Georgia" fo:language="es" fo:country="ES" style:font-name-complex="Georgia1"/>
    </style:style>
    <style:style style:name="T11" style:family="text">
      <style:text-properties style:font-name="Georgia" style:font-name-complex="Georgia1"/>
    </style:style>
    <style:style style:name="T12" style:family="text">
      <style:text-properties style:font-name="Times New Roman" fo:language="es" fo:country="ES" style:font-name-complex="Times New Roman1"/>
    </style:style>
    <style:style style:name="T13" style:family="text">
      <style:text-properties style:font-name="Times New Roman" fo:language="es" fo:country="ES" fo:font-weight="bold" style:font-weight-asian="bold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font-size="26pt" fo:font-weight="normal" style:font-size-asian="26pt" style:font-weight-asian="normal" style:font-name-complex="Times New Roman1" style:font-size-complex="26pt"/>
    </style:style>
    <style:style style:name="T16" style:family="text">
      <style:text-properties fo:language="es" fo:country="ES"/>
    </style:style>
    <style:style style:name="T17" style:family="text">
      <style:text-properties fo:language="es" fo:country="ES" style:language-asian="es" style:country-asian="ES" style:language-complex="ar" style:country-complex="SA"/>
    </style:style>
    <style:style style:name="T18" style:family="text">
      <style:text-properties text:display="true"/>
    </style:style>
    <style:style style:name="fr1" style:family="graphic" style:parent-style-name="Graphics">
      <style:graphic-properties fo:margin-left="0.1457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457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P14"><text:span text:style-name="Placeholder_20_Text"><text:span text:style-name="T1">Application of Genetic Algorithms for the optimization of combinatorial problems</text:span></text:span></text:p>
      <text:p text:style-name="P2"/>
      <text:p text:style-name="P12"><text:span text:style-name="T2">Final Year Project Thesis</text:span></text:p>
      <text:p text:style-name="P13"><text:span text:style-name="T9">Degree in Computer Science</text:span></text:p>
      <text:p text:style-name="P5"/>
      <text:p text:style-name="P5"/>
      <text:p text:style-name="P5"/>
      <text:p text:style-name="P5"/>
      <text:p text:style-name="P7"/>
      <text:p text:style-name="P9"><text:span text:style-name="T5">Aut</text:span><text:span text:style-name="T6">h</text:span><text:span text:style-name="T5">or</text:span><text:span text:style-name="T2">: </text:span><text:span text:style-name="T3">Juan Francisco Ariño Sales</text:span></text:p>
      <text:p text:style-name="P9"><text:span text:style-name="T5">Tutor</text:span><text:span text:style-name="T2">: </text:span><text:span text:style-name="T3">Federico Barber Sanchís</text:span></text:p>
      <text:p text:style-name="P11"><text:span text:style-name="T4">Course</text:span><text:span text:style-name="T2"> 2020-2021</text:span></text:p>
      <text:p text:style-name="P7"/>
      <text:p text:style-name="P6"/>
      <text:p text:style-name="P15"/>
      <text:p text:style-name="P31"><text:span text:style-name="T10">Abstract</text:span></text:p>
      <text:p text:style-name="P17"><text:span text:style-name="T12">Lorem ipsum dolor sit amet, consectetur adipiscing elit. Sed nisi turpis, iaculis a pulvinar quis, luctus et lorem. Vestibulum ante ipsum primis in faucibus orci luctus et ultrices posuere cubilia Curae; Nullam vitae purus eros, id auctor dolor. </text:span><text:span text:style-name="T14">Sed et nisl quis nibh fermentum cursus ut at elit. </text:span><text:span text:style-name="T12">Etiam condimentum porta leo quis tempor. Quisque commodo lobortis aliquet. Etiam tincidunt, libero ut vehicula euismod, justo augue lobortis sem, et facilisis velit lacus tristique dolor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13">Palabras clave:</text:span><text:span text:style-name="T12"> integer, blandit, pharetra, urna, id. </text:span></text:p>
      <text:p text:style-name="P18"/>
      <text:p text:style-name="P29"><text:span text:style-name="T11">Abstract</text:span></text:p>
      <text:p text:style-name="P17"><text:span text:style-name="T14">Lorem ipsum dolor sit amet, consectetur adipiscing elit. </text:span><text:span text:style-name="T12">Sed nisi turpis, iaculis a pulvinar quis, luctus et lorem. Vestibulum ante ipsum primis in faucibus orci luctus et ultrices posuere cubilia Curae; Nullam vitae purus eros, id auctor dolor. </text:span><text:span text:style-name="T14">Sed et nisl quis nibh fermentum cursus ut at elit. </text:span><text:span text:style-name="T12">Etiam condimentum porta leo quis tempor. Quisque commodo lobortis aliquet. Etiam tincidunt, libero ut vehicula euismod, justo augue lobortis sem, et facilisis velit lacus tristique dolor.</text:span></text:p>
      <text:p text:style-name="P18"/>
      <text:p text:style-name="P18"/>
      <text:p text:style-name="P18"/>
      <text:p text:style-name="P18"/>
      <text:p text:style-name="P3"/>
      <text:p text:style-name="P17"><text:span text:style-name="T13">Keywords :</text:span><text:span text:style-name="T12"> integer, blandit, pharetra, urna, id. </text:span></text:p>
      <text:p text:style-name="P1"><text:bookmark text:name="_GoBack"/></text:p>
      <text:p text:style-name="P3"/>
      <text:p text:style-name="P1"><text:soft-page-break/></text:p>
      <text:p text:style-name="P30"/>
      <text:p text:style-name="P29"><text:span text:style-name="T11">Tabla de contenidos</text:span></text:p>
      <text:p text:style-name="TOC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Toc325362195" text:style-name="Index_20_Link" text:visited-style-name="Index_20_Link"><text:span text:style-name="T14">1.</text:span></text:a><text:a xlink:type="simple" xlink:href="#_Toc325362195" text:style-name="Index_20_Link" text:visited-style-name="Index_20_Link"><text:span text:style-name="T17"><text:tab/></text:span></text:a><text:a xlink:type="simple" xlink:href="#_Toc325362195" text:style-name="Index_20_Link" text:visited-style-name="Index_20_Link"><text:span text:style-name="T14">Introducción</text:span></text:a><text:a xlink:type="simple" xlink:href="#_Toc325362195" text:style-name="Index_20_Link" text:visited-style-name="Index_20_Link"><text:span text:style-name="T18"><text:tab/>8</text:span></text:a></text:p>
          <text:p text:style-name="P1"/>
        </text:index-body>
      </text:table-of-content>
      <text:p text:style-name="P3"/>
      <text:p text:style-name="P1"/>
      <text:p text:style-name="P16"/>
      <text:list xml:id="list3500354462" text:style-name="WWNum4">
        <text:list-item>
          <text:h text:style-name="P21" text:outline-level="1"><text:bookmark-start text:name="_Toc325362195"/><text:span text:style-name="T15">Introducción</text:span><text:bookmark-end text:name="_Toc325362195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erpetua Titling MT" svg:font-family="'Perpetua Titling M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1pt" fo:language="en" fo:country="US" style:letter-kerning="false" style:font-name-asian="F" style:font-size-asian="11pt" style:language-asian="en" style:country-asian="US" style:font-name-complex="F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Georgia" fo:font-size="11pt" fo:language="en" fo:country="US" style:letter-kerning="false" style:font-name-asian="F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/>
      <style:text-properties style:font-name="Trebuchet MS" fo:font-family="'Trebuchet M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/>
      <style:text-properties style:font-name="Trebuchet MS" fo:font-family="'Trebuchet MS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line-height="113%"/>
      <style:text-properties style:font-name="Trebuchet MS" fo:font-family="'Trebuchet MS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/>
      <style:text-properties style:font-name="Trebuchet MS" fo:font-family="'Trebuchet MS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/>
      <style:text-properties fo:color="#7f7f7f" style:font-name="Trebuchet MS" fo:font-family="'Trebuchet MS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in" fo:margin-bottom="0in" loext:contextual-spacing="false" fo:line-height="113%"/>
      <style:text-properties fo:color="#7f7f7f" style:font-name="Trebuchet MS" fo:font-family="'Trebuchet MS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in" fo:margin-bottom="0in" loext:contextual-spacing="false"/>
      <style:text-properties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/>
      <style:text-properties style:font-name="Trebuchet MS" fo:font-family="'Trebuchet MS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/>
      <style:text-properties style:font-name="Trebuchet MS" fo:font-family="'Trebuchet MS'" style:font-family-generic="roman" style:font-pitch="variable" fo:font-size="10pt" fo:letter-spacing="0.0035in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139in" loext:contextual-spacing="true" fo:line-height="100%" fo:padding-left="0in" fo:padding-right="0in" fo:padding-top="0in" fo:padding-bottom="0.0138in" fo:border-left="none" fo:border-right="none" fo:border-top="none" fo:border-bottom="0.51pt solid #000000"/>
      <style:text-properties style:font-name="Trebuchet MS" fo:font-family="'Trebuchet MS'" style:font-family-generic="roman" style:font-pitch="variable" fo:font-size="26pt" fo:letter-spacing="0.0035in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4165in" loext:contextual-spacing="false"/>
      <style:text-properties style:font-name="Trebuchet MS" fo:font-family="'Trebuchet MS'" style:font-family-generic="roman" style:font-pitch="variable" fo:font-size="12pt" fo:letter-spacing="0.0091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Quote" style:family="paragraph" style:parent-style-name="Standard" style:next-style-name="Standard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Car" style:display-name="Título Car" style:family="text" style:parent-style-name="Default_20_Paragraph_20_Font">
      <style:text-properties style:font-name="Trebuchet MS" fo:font-family="'Trebuchet MS'" style:font-family-generic="roman" style:font-pitch="variable" fo:font-size="26pt" fo:letter-spacing="0.0035in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2_20_Car" style:display-name="Título 2 Car" style:family="text" style:parent-style-name="Default_20_Paragraph_20_Font">
      <style:text-properties style:font-name="Trebuchet MS" fo:font-family="'Trebuchet MS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style:font-name="Trebuchet MS" fo:font-family="'Trebuchet MS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67afbd" style:text-underline-style="solid" style:text-underline-width="auto" style:text-underline-color="font-color"/>
    </style:style>
    <style:style style:name="Título_20_4_20_Car" style:display-name="Título 4 Car" style:family="text" style:parent-style-name="Default_20_Paragraph_20_Font">
      <style:text-properties style:font-name="Trebuchet MS" fo:font-family="'Trebuchet MS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7f7f7f" style:font-name="Trebuchet MS" fo:font-family="'Trebuchet MS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6_20_Car" style:display-name="Título 6 Car" style:family="text" style:parent-style-name="Default_20_Paragraph_20_Font">
      <style:text-properties fo:color="#7f7f7f" style:font-name="Trebuchet MS" fo:font-family="'Trebuchet MS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7_20_Car" style:display-name="Título 7 Car" style:family="text" style:parent-style-name="Default_20_Paragraph_20_Font">
      <style:text-properties style:font-name="Trebuchet MS" fo:font-family="'Trebuchet MS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style:font-name="Trebuchet MS" fo:font-family="'Trebuchet MS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Trebuchet MS" fo:font-family="'Trebuchet MS'" style:font-family-generic="roman" style:font-pitch="variable" fo:font-size="10pt" fo:letter-spacing="0.0035in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ubtítulo_20_Car" style:display-name="Subtítulo Car" style:family="text" style:parent-style-name="Default_20_Paragraph_20_Font">
      <style:text-properties style:font-name="Trebuchet MS" fo:font-family="'Trebuchet MS'" style:font-family-generic="roman" style:font-pitch="variable" fo:font-size="12pt" fo:letter-spacing="0.0091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/>
    <style:style style:name="Cita_20_Car" style:display-name="Cita Car" style:family="text" style:parent-style-name="Default_20_Paragraph_20_Font">
      <style:text-properties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896in" fo:margin-left="-0.591in" fo:margin-top="0in" fo:margin-bottom="0in" table:align="left" style:writing-mode="lr-tb"/>
    </style:style>
    <style:style style:name="Table1.A" style:family="table-column">
      <style:table-column-properties style:column-width="3.7403in"/>
    </style:style>
    <style:style style:name="Table1.B" style:family="table-column">
      <style:table-column-properties style:column-width="3.24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.3929in" fo:text-align="justify" style:justify-single-word="false" fo:text-indent="0in" style:auto-text-indent="false"/>
      <style:text-properties fo:font-size="9pt" fo:language="es" fo:country="ES" style:font-size-asian="9pt" style:font-size-complex="9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margin-top="0.1945in" fo:margin-bottom="0in" loext:contextual-spacing="false" style:line-height-at-least="0.1665in" fo:text-align="end" style:justify-single-word="false"/>
    </style:style>
    <style:style style:name="MP4" style:family="paragraph" style:parent-style-name="Footer">
      <style:paragraph-properties fo:margin-top="0.1945in" fo:margin-bottom="0in" loext:contextual-spacing="false" style:line-height-at-least="0.1665in"/>
    </style:style>
    <style:style style:name="MP5" style:family="paragraph" style:parent-style-name="Header">
      <style:paragraph-properties fo:margin-top="0in" fo:margin-bottom="0in" loext:contextual-spacing="false" fo:line-height="100%"/>
    </style:style>
    <style:style style:name="M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7" style:family="paragraph" style:parent-style-name="Header">
      <style:paragraph-properties fo:text-align="center" style:justify-single-word="false"/>
      <style:text-properties style:font-name="Perpetua Titling MT" style:language-asian="es" style:country-asian="ES"/>
    </style:style>
    <style:style style:name="MP8" style:family="paragraph" style:parent-style-name="Header">
      <style:paragraph-properties fo:line-height="150%" fo:text-align="center" style:justify-single-word="false"/>
    </style:style>
    <style:style style:name="MP9" style:family="paragraph" style:parent-style-name="Header">
      <style:paragraph-properties fo:line-height="150%" fo:text-align="center" style:justify-single-word="false"/>
      <style:text-properties fo:color="#404040" style:font-name="Times New Roman" fo:font-size="12pt" fo:letter-spacing="0.0138in" fo:language="es" fo:country="ES" style:font-size-asian="12pt" style:language-asian="es" style:country-asian="ES" style:font-name-complex="Times New Roman1" style:font-size-complex="12pt"/>
    </style:style>
    <style:style style:name="MT1" style:family="text"/>
    <style:style style:name="MT2" style:family="text">
      <style:text-properties fo:color="#404040" style:font-name="Times New Roman" fo:font-size="16pt" fo:letter-spacing="0.0138in" fo:language="es" fo:country="ES" style:font-size-asian="16pt" style:language-asian="es" style:country-asian="ES" style:font-name-complex="Times New Roman1" style:font-size-complex="16pt"/>
    </style:style>
    <style:style style:name="Mfr1" style:family="graphic" style:parent-style-name="Graphics">
      <style:graphic-properties fo:margin-left="0.1457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209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1457in" fo:margin-right="0.1335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5in" fo:margin-bottom="0.2362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08in" fo:margin-left="0in" fo:margin-right="0in" fo:margin-bottom="0.511in" style:dynamic-spacing="true"/>
      </style:header-style>
      <style:footer-style>
        <style:header-footer-properties fo:min-height="0.748in" fo:margin-left="0in" fo:margin-right="0in" fo:margin-top="0.708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335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08in" fo:margin-left="0in" fo:margin-right="0in" fo:margin-bottom="0.5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><text:span text:style-name="Placeholder_20_Text">[Título]</text:span></text:p>
      </style:header-left>
      <style:footer>
        <text:p text:style-name="MP3"><draw:frame draw:style-name="Mfr1" draw:name="Image1" text:anchor-type="char" svg:x="6.0898in" svg:y="-0.0264in" svg:width="0.3543in" svg:height="0.25in" draw:z-index="2"><draw:image xlink:href="Pictures/100002000000010C000000C17AF960B77B9556CD.png" xlink:type="simple" xlink:show="embed" xlink:actuate="onLoad" loext:mime-type="image/png"/><svg:desc>logo.png</svg:desc><draw:contour-polygon svg:width="3.9339in" svg:height="2.4602in" svg:viewBox="0 0 9992 6249" draw:points="-540,0 -540,1136 3345,6249 3900,6249 8342,6249 9452,567 9452,0" draw:recreate-on-edit="false"/></draw:frame><text:page-number text:select-page="current">7</text:page-number></text:p>
      </style:footer>
      <style:footer-left>
        <text:p text:style-name="MP4"><draw:frame draw:style-name="Mfr1" draw:name="0 Imagen" text:anchor-type="char" svg:x="-0.5252in" svg:y="-0.0472in" svg:width="0.3543in" svg:height="0.25in" draw:z-index="6"><draw:image xlink:href="Pictures/100002000000010C000000C17AF960B77B9556CD.png" xlink:type="simple" xlink:show="embed" xlink:actuate="onLoad" loext:mime-type="image/png"/><svg:desc>logo.png</svg:desc><draw:contour-polygon svg:width="3.9339in" svg:height="2.4602in" svg:viewBox="0 0 9992 6249" draw:points="-540,0 -540,1136 3345,6249 3900,6249 8342,6249 9452,567 9452,0" draw:recreate-on-edit="false"/></draw:frame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frame draw:style-name="Mfr2" draw:name="Imagen 2" text:anchor-type="as-char" svg:width="2.7256in" svg:height="0.9638in" draw:z-index="7"><draw:image xlink:href="Pictures/10000000000003240000011CAC6B467F9C914155.jpg" xlink:type="simple" xlink:show="embed" xlink:actuate="onLoad" loext:mime-type="image/jpeg"/><svg:desc>C:\Documents and Settings\jaijicu1\Escritorio\portada PFC\marca_UPV_principal_color150.jpg</svg:desc></draw:frame></text:p>
            </table:table-cell>
            <table:table-cell table:style-name="Table1.A1" office:value-type="string">
              <text:p text:style-name="MP6"><draw:frame draw:style-name="Mfr3" draw:name="Imagen 1" text:anchor-type="as-char" svg:width="2.3571in" svg:height="1.0291in" draw:z-index="8"><draw:image xlink:href="Pictures/10000000000001D8000000CEC318FFDFA7ACD790.jpg" xlink:type="simple" xlink:show="embed" xlink:actuate="onLoad" loext:mime-type="image/jpeg"/><svg:desc>C:\Documents and Settings\jaijicu1\Escritorio\portada PFC\STINF_Principal_V_B.jpg</svg:desc></draw:frame></text:p>
            </table:table-cell>
          </table:table-row>
        </table:table>
        <text:p text:style-name="Header"/>
        <text:p text:style-name="MP7"/>
        <text:p text:style-name="MP7"/>
        <text:p text:style-name="MP7"/>
        <text:p text:style-name="MP8"><text:span text:style-name="MT2">Escola Tècnica Superior d’Enginyeria Informàtica</text:span></text:p>
        <text:p text:style-name="MP8"><draw:frame draw:style-name="Mfr4" draw:name="1 Imagen" text:anchor-type="char" svg:x="-1.202in" svg:y="4.1902in" svg:width="9.0126in" svg:height="5.0728in" draw:z-index="3"><draw:image xlink:href="Pictures/1000020100000400000002409E0F84E16EF37302.png" xlink:type="simple" xlink:show="embed" xlink:actuate="onLoad" loext:mime-type="image/png"/><svg:desc>faldon.png</svg:desc></draw:frame><text:span text:style-name="MT2">Universitat Politècnica de València</text:span></text:p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Sánchez Cervera</meta:initial-creator>
    <meta:editing-cycles>7</meta:editing-cycles>
    <meta:print-date>2012-05-02T09:48:00</meta:print-date>
    <meta:creation-date>2014-01-31T12:11:00</meta:creation-date>
    <dc:date>2020-04-28T22:47:24.641811648</dc:date>
    <meta:editing-duration>PT3H2M47S</meta:editing-duration>
    <meta:generator>LibreOffice/6.0.7.3$Linux_X86_64 LibreOffice_project/00m0$Build-3</meta:generator>
    <meta:document-statistic meta:table-count="1" meta:image-count="5" meta:object-count="0" meta:page-count="7" meta:paragraph-count="22" meta:word-count="213" meta:character-count="1441" meta:non-whitespace-character-count="1247"/>
    <meta:user-defined meta:name="AppVersion">14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